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fill="none" draw:fill-color="#ffffff"/>
    </style:style>
  </office:automatic-styles>
  <office:body>
    <office:drawing>
      <draw:page draw:name="page1" draw:style-name="dp1" draw:master-page-name="Default">
        <draw:g>
          <draw:glue-point draw:id="4" svg:x="0cm" svg:y="-5cm"/>
          <draw:glue-point draw:id="5" svg:x="0cm" svg:y="0.117cm"/>
          <draw:glue-point draw:id="6" svg:x="0cm" svg:y="5cm"/>
          <draw:line draw:style-name="gr1" draw:layer="layout" svg:x1="0.473cm" svg:y1="0.221cm" svg:x2="0.473cm" svg:y2="0cm">
            <text:p/>
          </draw:line>
          <draw:path draw:style-name="gr1" draw:layer="layout" svg:width="0.945cm" svg:height="1cm" svg:x="0cm" svg:y="0.221cm" svg:viewBox="0 0 946 1001" svg:d="m473 0c631 0 631 1001 0 1001s-630-1001 0-1001">
            <text:p/>
          </draw:path>
          <draw:path draw:style-name="gr1" draw:layer="layout" svg:width="0.945cm" svg:height="0.988cm" svg:x="0cm" svg:y="0.784cm" svg:viewBox="0 0 946 989" svg:d="m473 0c631 0 631 989 0 989s-630-989 0-989">
            <text:p/>
          </draw:path>
          <draw:line draw:style-name="gr1" draw:layer="layout" svg:x1="0.473cm" svg:y1="2cm" svg:x2="0.473cm" svg:y2="1.772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electric2 - transformer</dc:title>
    <meta:creation-date>2011-02-07T17:13:21</meta:creation-date>
    <meta:editing-duration>P0D</meta:editing-duration>
    <meta:editing-cycles>1</meta:editing-cycles>
    <meta:document-statistic meta:object-count="5"/>
    <meta:generator>OpenOffice.org/3.3$Linux OpenOffice.org_project/330m20$Build-9567</meta:generator>
  </office:meta>
</office:document-meta>
</file>